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rsid="0002705a" officeooo:paragraph-rsid="0002705a"/>
    </style:style>
    <style:style style:name="P2" style:family="paragraph" style:parent-style-name="Text_20_body">
      <style:text-properties fo:language="ru" fo:country="RU" officeooo:rsid="00044131" officeooo:paragraph-rsid="00044131"/>
    </style:style>
    <style:style style:name="P3" style:family="paragraph" style:parent-style-name="Text_20_body">
      <style:text-properties fo:language="ru" fo:country="RU" officeooo:rsid="000788a4" officeooo:paragraph-rsid="000788a4"/>
    </style:style>
    <style:style style:name="P4" style:family="paragraph" style:parent-style-name="Text_20_body">
      <style:text-properties officeooo:rsid="00048971" officeooo:paragraph-rsid="00048971"/>
    </style:style>
    <style:style style:name="T1" style:family="text">
      <style:text-properties fo:language="en" fo:country="US"/>
    </style:style>
    <style:style style:name="T2" style:family="text">
      <style:text-properties officeooo:rsid="00044131"/>
    </style:style>
    <style:style style:name="T3" style:family="text">
      <style:text-properties officeooo:rsid="00060e20"/>
    </style:style>
    <style:style style:name="T4" style:family="text">
      <style:text-properties officeooo:rsid="000788a4"/>
    </style:style>
    <style:style style:name="T5" style:family="text">
      <style:text-properties officeooo:rsid="0007fc61"/>
    </style:style>
    <style:style style:name="T6" style:family="text">
      <style:text-properties officeooo:rsid="00096b69"/>
    </style:style>
    <style:style style:name="T7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Поведенчиские паттерны</text:p>
      <text:p text:style-name="P1">Э.Гамма,Р.Хелм,Р.Джонсон,Д.Влиссидес</text:p>
      <text:p text:style-name="P1">Приёмы ооп Паттерны ооп</text:p>
      <text:p text:style-name="P1"/>
      <text:p text:style-name="Subtitle">Chain of Responsibility Цепочка обязаностей</text:p>
      <text:p text:style-name="Text_20_body"/>
      <text:p text:style-name="Subtitle">Паттерн <text:span text:style-name="T1">Command</text:span></text:p>
      <text:p text:style-name="P2">Для создания слабой связоности. Команда как объект легко подменяется</text:p>
      <text:p text:style-name="Subtitle">Паттерн Iterator </text:p>
      <text:p text:style-name="Subtitle">Паттерн Mediator <text:span text:style-name="T2">(посредник)</text:span></text:p>
      <text:p text:style-name="P4">минусы: сложный посредник</text:p>
      <text:p text:style-name="Subtitle">Паттерн Memento <text:span text:style-name="T3">(Хранитель)</text:span></text:p>
      <text:p text:style-name="Subtitle">Паттерн Observer <text:span text:style-name="T4">(наблюдатель)</text:span></text:p>
      <text:p text:style-name="P3">Наблюдает за изменениями и если что оповещает подписчиков</text:p>
      <text:p text:style-name="Subtitle">Паттерн State <text:span text:style-name="T5">(состояние)</text:span></text:p>
      <text:p text:style-name="Subtitle">Паттерн Strategy <text:span text:style-name="T6">(стратегия)</text:span></text:p>
      <text:p text:style-name="Subtitle">Паттерн Template Method </text:p>
      <text:p text:style-name="Subtitle">Паттерн <text:span text:style-name="T1">Visitor (</text:span><text:span text:style-name="T7">посетитель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8:02:51.272000000</meta:creation-date>
    <dc:date>2016-11-08T10:29:53.586000000</dc:date>
    <meta:editing-duration>PT25M23S</meta:editing-duration>
    <meta:editing-cycles>3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16" meta:word-count="57" meta:character-count="496" meta:non-whitespace-character-count="453"/>
  </office:meta>
</office:document-meta>
</file>